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 style:data-style-name="N37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25pt" style:text-underline-style="solid" style:text-underline-width="auto" style:text-underline-color="font-color" style:font-size-asian="25pt" style:font-size-complex="25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7" style:family="paragraph" style:parent-style-name="Standard" style:list-style-name="L4">
      <style:paragraph-properties fo:text-align="start" style:justify-single-word="false"/>
      <style:text-properties fo:font-size="12pt" style:text-underline-style="none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va.Lotion</text:p>
      <text:p text:style-name="P2"/>
      <text:p text:style-name="P3">Ein Projekt von:<text:tab/><text:tab/><text:tab/><text:tab/><text:tab/><text:tab/><text:tab/><text:tab/>Christian Kirchner</text:p>
      <text:p text:style-name="P3"><text:tab/><text:tab/><text:tab/><text:tab/><text:tab/><text:tab/><text:tab/><text:tab/><text:tab/><text:tab/>Michael Ziemnicki</text:p>
      <text:p text:style-name="P3"><text:tab/><text:tab/><text:tab/><text:tab/><text:tab/><text:tab/><text:tab/><text:tab/><text:tab/><text:tab/>Siu Hun Fung</text:p>
      <text:p text:style-name="P3"><text:tab/><text:tab/><text:tab/><text:tab/><text:tab/><text:tab/><text:tab/><text:tab/><text:tab/><text:tab/>Moritz von Wirth</text:p>
      <text:p text:style-name="P3">Vorgenommene Änderungen:</text:p>
      <text:p text:style-name="P3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1">Initialisierung des Pflichtenhefts</text:p>
          </table:table-cell>
          <table:table-cell table:style-name="Tabelle1.B1" office:value-type="date" office:date-value="2018-04-25">
            <text:p text:style-name="P1">25.04.18</text:p>
          </table:table-cell>
        </table:table-row>
        <table:table-row>
          <table:table-cell table:style-name="Tabelle1.A2" office:value-type="string">
            <text:p text:style-name="P1"/>
          </table:table-cell>
          <table:table-cell table:style-name="Tabelle1.B2" office:value-type="string">
            <text:p text:style-name="P1"/>
          </table:table-cell>
        </table:table-row>
      </table:table>
      <text:p text:style-name="P3"/>
      <text:p text:style-name="P3"><text:tab/><text:tab/>Projektrealisierung:</text:p>
      <text:p text:style-name="P3"><text:tab/><text:tab/>Das Projekt soll mithilfe der Serverseitige Skriptsprache PHP realisiert werden.</text:p>
      <text:p text:style-name="P3"><text:tab/><text:tab/>Hierzu wird ein Server benötigt der bei einem Anbieter gehostet werden muss und <text:tab/><text:tab/>vom Kunden monatlich bezahlt werden muss.</text:p>
      <text:p text:style-name="P3"><text:tab/></text:p>
      <text:p text:style-name="P3"/>
      <text:list xml:id="list3767257360083844815" text:style-name="L1">
        <text:list-item>
          <text:p text:style-name="P4">Zielbestimmung</text:p>
        </text:list-item>
      </text:list>
      <text:list xml:id="list3246327876372575753" text:style-name="L3">
        <text:list-item>
          <text:list>
            <text:list-item>
              <text:p text:style-name="P6">Musskriterien</text:p>
            </text:list-item>
          </text:list>
        </text:list-item>
      </text:list>
      <text:p text:style-name="P3"><text:tab/>/L0010/<text:tab/></text:p>
      <text:p text:style-name="P3"><text:tab/><text:tab/>Login</text:p>
      <text:p text:style-name="P3"><text:tab/><text:tab/>Unterscheidet anhand des Benutzernamens zwischen Lehrer Accounts,</text:p>
      <text:p text:style-name="P3"><text:tab/><text:tab/>welche über den LDAP authentifiziert werden, und Schüler Accounts, welche</text:p>
      <text:p text:style-name="P3"><text:tab/><text:tab/>über die Datenbank authentifiziert werden, und öffnet eine Session für den<text:line-break/><text:tab/><text:tab/>Account</text:p>
      <text:p text:style-name="P3"><text:tab/>/L0020/</text:p>
      <text:p text:style-name="P3"><text:tab/><text:tab/>Umfragenübersicht anzeigen</text:p>
      <text:p text:style-name="P3"><text:tab/><text:tab/>Lädt alle Umfragen aus der Datenbank und zeigt diese tabellarisch nach „Laufenden“</text:p>
      <text:p text:style-name="P3"><text:tab/><text:tab/>und „Abgeschlossenen“ Umfragen an.</text:p>
      <text:p text:style-name="P3"><text:tab/>/L0030/</text:p>
      <text:p text:style-name="P3"><text:tab/><text:tab/>Umfragen schließen</text:p>
      <text:p text:style-name="P3"><text:tab/><text:tab/>Schließt eine laufende Umfrage ab und verschiebt diese von „Laufende“ zu</text:p>
      <text:p text:style-name="P3"><text:tab/><text:tab/>„Abgeschlossene“. Die Schüler können dann nicht mehr teilnehmen.</text:p>
      <text:p text:style-name="P3"><text:tab/>/L0040/</text:p>
      <text:p text:style-name="P3"><text:tab/><text:tab/>Auswertung anzeigen</text:p>
      <text:p text:style-name="P3"><text:tab/><text:tab/>Zeigt die Auswertung einer „Abgeschlossenen Umfrage“ als PDF an und kann <text:tab/><text:tab/><text:tab/>ausgedruckt werden.</text:p>
      <text:p text:style-name="P3"><text:tab/>/L0050/</text:p>
      <text:p text:style-name="P3"><text:tab/><text:tab/>Umfrage versenden</text:p>
      <text:p text:style-name="P3"><text:tab/><text:tab/>Öffnet „Umfrage versenden“ Ansicht. Versendet die Umfrageeinladungen an den </text:p>
      <text:p text:style-name="P3"><text:tab/><text:tab/>ausgewählten Userkreis. Die User können dann an der Umfrage teilnehmen.</text:p>
      <text:p text:style-name="P3"><text:tab/>/L0060/</text:p>
      <text:p text:style-name="P3"><text:tab/><text:tab/>Nutzernamen und Passwörter generieren (Schüler)</text:p>
      <text:p text:style-name="P3"><text:tab/><text:tab/>Kryptisch Nutzernamen und Passwörter erstellen.</text:p>
      <text:p text:style-name="P3"><text:tab/>/L0070/</text:p>
      <text:p text:style-name="P3"><text:tab/><text:tab/>Fragebögen in einer Übersicht anzeigen</text:p>
      <text:p text:style-name="P3"><text:tab/><text:tab/>Alle Umfragen und die Userkreise tabellarisch anzeigen.</text:p>
      <text:p text:style-name="P3"><text:tab/>/L0080/</text:p>
      <text:p text:style-name="P3"><text:tab/><text:tab/>Fragebogen löschen</text:p>
      <text:p text:style-name="P3"><text:soft-page-break/><text:tab/><text:tab/>Fragebögen nicht mehr anzeigen und ändern lassen und in der DB ein Flag setzen.</text:p>
      <text:p text:style-name="P3"><text:tab/>/L0090/</text:p>
      <text:p text:style-name="P3"><text:s/><text:tab/><text:tab/>Fragebogen bearbeiten</text:p>
      <text:p text:style-name="P3"><text:tab/><text:tab/>Zeigt die Ansicht eines Fragebogens an, in welcher man Fragen hinzufügen, Fragen <text:tab/><text:tab/>ändern, Fragen löschen und den „Öffentlich“ Status ändern kann.</text:p>
      <text:p text:style-name="P3"><text:tab/>/L0100/</text:p>
      <text:p text:style-name="P3"><text:tab/><text:tab/>Auswertung erstellen</text:p>
      <text:p text:style-name="P3"><text:tab/><text:tab/>Erstellt eine Auswertung zu einer „Abgeschlossenen Umfrage“ (Diagramm und <text:tab/><text:tab/><text:tab/>Metadaten).</text:p>
      <text:p text:style-name="P3"><text:tab/>/L0110/</text:p>
      <text:p text:style-name="P3"><text:tab/><text:tab/>Fragebogen speichern</text:p>
      <text:p text:style-name="P3"><text:tab/><text:tab/>Speichert und schließt einen erstellten und bearbeiteten Fragebogen.</text:p>
      <text:p text:style-name="P3"><text:tab/>/L0120/</text:p>
      <text:p text:style-name="P3"><text:tab/><text:tab/>Neuen Fragebogen anlegen</text:p>
      <text:p text:style-name="P3"><text:tab/><text:tab/>Zeigt die Ansicht in der ein neuer Fragebogen erstellt werden kann.</text:p>
      <text:p text:style-name="P3"><text:tab/>/L0130/</text:p>
      <text:p text:style-name="P3"><text:tab/><text:tab/>Fragenpool </text:p>
      <text:list xml:id="list397161192188646187" text:style-name="L2">
        <text:list-item>
          <text:list>
            <text:list-item>
              <text:p text:style-name="P5">Wunschkriterien</text:p>
              <text:p text:style-name="P5"/>
            </text:list-item>
            <text:list-item>
              <text:p text:style-name="P5">Abgrenzungskriterien</text:p>
            </text:list-item>
          </text:list>
        </text:list-item>
      </text:list>
      <text:list xml:id="list413466440728143660" text:style-name="L4">
        <text:list-item>
          <text:p text:style-name="P7">Produkteinsatz</text:p>
          <text:p text:style-name="P7">2.1 Anwendungsbereiche</text:p>
          <text:p text:style-name="P7"/>
          <text:p text:style-name="P7">2.2 Zielgruppen</text:p>
          <text:p text:style-name="P7"/>
          <text:p text:style-name="P7">2.3 Betriebsbedingungen</text:p>
        </text:list-item>
        <text:list-item>
          <text:p text:style-name="P7">Produktübersicht</text:p>
        </text:list-item>
        <text:list-item>
          <text:p text:style-name="P7">Produktfunktionen</text:p>
        </text:list-item>
        <text:list-item>
          <text:p text:style-name="P7">Produktdaten</text:p>
        </text:list-item>
        <text:list-item>
          <text:p text:style-name="P7">Produktleistungen</text:p>
        </text:list-item>
        <text:list-item>
          <text:p text:style-name="P7">Qualitätsanforderungen</text:p>
        </text:list-item>
        <text:list-item>
          <text:p text:style-name="P7">Benutzeroberfläche</text:p>
        </text:list-item>
        <text:list-item>
          <text:p text:style-name="P7">Nichtfunktionale Anforderungen</text:p>
        </text:list-item>
        <text:list-item>
          <text:p text:style-name="P7">Technische Produktumgebung</text:p>
          <text:p text:style-name="P7">10.1 Software</text:p>
          <text:p text:style-name="P7">10.2 Hardware</text:p>
          <text:p text:style-name="P7">10.3 Orgware</text:p>
          <text:p text:style-name="P7">10.4 Produkt-Schnittstellen</text:p>
        </text:list-item>
        <text:list-item>
          <text:p text:style-name="P7">Spezielle Anforderungen an die Entwicklungs-Umgebung</text:p>
          <text:p text:style-name="P7">11.1 Software</text:p>
          <text:p text:style-name="P7">11.2 Hardware</text:p>
          <text:p text:style-name="P7">11.3 Orgware</text:p>
          <text:p text:style-name="P7">11.4 Entwicklungs-Schnittstellen</text:p>
        </text:list-item>
        <text:list-item>
          <text:p text:style-name="P7">Gliederung in Teilprodukte</text:p>
        </text:list-item>
        <text:list-item>
          <text:p text:style-name="P7">Ergänzungen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oritz von Wirth</meta:initial-creator>
    <meta:creation-date>2018-04-25T08:01:11.17</meta:creation-date>
    <meta:document-statistic meta:table-count="1" meta:image-count="0" meta:object-count="0" meta:page-count="2" meta:paragraph-count="82" meta:word-count="328" meta:character-count="2696"/>
    <dc:date>2018-04-25T13:40:55.22</dc:date>
    <dc:creator>Moritz von Wirth</dc:creator>
    <meta:editing-duration>PT9M23S</meta:editing-duration>
    <meta:editing-cycles>1</meta:editing-cycles>
    <meta:generator>OpenOffice/4.1.5$Win32 OpenOffice.org_project/415m1$Build-9789</meta:generator>
  </office:meta>
</office:document-meta>
</file>